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943c" officeooo:paragraph-rsid="0020f941"/>
    </style:style>
    <style:style style:name="P2" style:family="paragraph" style:parent-style-name="Standard">
      <style:paragraph-properties fo:margin-left="0in" fo:margin-right="-0.5583in" fo:text-indent="-0.4091in" style:auto-text-indent="false">
        <style:tab-stops>
          <style:tab-stop style:position="1.9866in"/>
          <style:tab-stop style:position="2.0756in"/>
        </style:tab-stops>
      </style:paragraph-properties>
      <style:text-properties officeooo:rsid="001f177e" officeooo:paragraph-rsid="001f177e"/>
    </style:style>
    <style:style style:name="P3" style:family="paragraph" style:parent-style-name="Standard">
      <style:paragraph-properties fo:margin-left="0in" fo:margin-right="-0.5583in" fo:text-indent="-0.4091in" style:auto-text-indent="false">
        <style:tab-stops>
          <style:tab-stop style:position="1.9866in"/>
          <style:tab-stop style:position="2.0756in"/>
        </style:tab-stops>
      </style:paragraph-properties>
      <style:text-properties officeooo:rsid="001f177e" officeooo:paragraph-rsid="0020f941"/>
    </style:style>
    <style:style style:name="P4" style:family="paragraph" style:parent-style-name="Standard">
      <style:paragraph-properties fo:margin-left="0in" fo:margin-right="-0.5583in" fo:text-indent="-0.4091in" style:auto-text-indent="false">
        <style:tab-stops>
          <style:tab-stop style:position="1.9866in"/>
          <style:tab-stop style:position="2.0756in"/>
        </style:tab-stops>
      </style:paragraph-properties>
      <style:text-properties officeooo:rsid="0015943c" officeooo:paragraph-rsid="0020f941"/>
    </style:style>
    <style:style style:name="P5" style:family="paragraph" style:parent-style-name="Standard">
      <style:paragraph-properties fo:margin-left="0in" fo:margin-right="-0.5583in" fo:text-indent="-0.4091in" style:auto-text-indent="false">
        <style:tab-stops>
          <style:tab-stop style:position="1.9866in"/>
          <style:tab-stop style:position="2.0756in"/>
        </style:tab-stops>
      </style:paragraph-properties>
      <style:text-properties officeooo:rsid="0020f941" officeooo:paragraph-rsid="0020f941"/>
    </style:style>
    <style:style style:name="P6" style:family="paragraph" style:parent-style-name="Standard">
      <style:paragraph-properties fo:margin-left="-0.4091in" fo:margin-right="-0.5583in" fo:text-indent="0in" style:auto-text-indent="false">
        <style:tab-stops>
          <style:tab-stop style:position="1.9866in"/>
          <style:tab-stop style:position="2.0756in"/>
        </style:tab-stops>
      </style:paragraph-properties>
      <style:text-properties officeooo:rsid="001f177e" officeooo:paragraph-rsid="001f177e"/>
    </style:style>
    <style:style style:name="P7" style:family="paragraph" style:parent-style-name="Standard">
      <style:paragraph-properties fo:margin-left="0in" fo:margin-right="-0.5583in" fo:text-indent="0in" style:auto-text-indent="false">
        <style:tab-stops>
          <style:tab-stop style:position="1.9866in"/>
          <style:tab-stop style:position="2.0756in"/>
        </style:tab-stops>
      </style:paragraph-properties>
      <style:text-properties officeooo:rsid="0015943c" officeooo:paragraph-rsid="0020f941"/>
    </style:style>
    <style:style style:name="P8" style:family="paragraph" style:parent-style-name="Standard">
      <style:paragraph-properties fo:margin-left="0in" fo:margin-right="-0.5583in" fo:text-indent="0in" style:auto-text-indent="false">
        <style:tab-stops>
          <style:tab-stop style:position="1.9866in"/>
          <style:tab-stop style:position="2.0756in"/>
        </style:tab-stops>
      </style:paragraph-properties>
      <style:text-properties officeooo:rsid="0020f941" officeooo:paragraph-rsid="0020f941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15943c" officeooo:paragraph-rsid="0020f941"/>
    </style:style>
    <style:style style:name="P10" style:family="paragraph" style:parent-style-name="Standard">
      <style:text-properties fo:font-size="16pt" officeooo:rsid="001f177e" style:font-size-asian="16pt" style:font-size-complex="16pt"/>
    </style:style>
    <style:style style:name="P11" style:family="paragraph" style:parent-style-name="Standard">
      <style:paragraph-properties fo:margin-left="0in" fo:margin-right="-0.5583in" fo:text-indent="-0.4091in" style:auto-text-indent="false">
        <style:tab-stops>
          <style:tab-stop style:position="1.9866in"/>
          <style:tab-stop style:position="2.0756in"/>
        </style:tab-stops>
      </style:paragraph-properties>
      <style:text-properties officeooo:rsid="0015943c" officeooo:paragraph-rsid="0020f941"/>
    </style:style>
    <style:style style:name="P12" style:family="paragraph" style:parent-style-name="Standard">
      <style:paragraph-properties fo:margin-left="0in" fo:margin-right="-0.5583in" fo:text-indent="-0.4091in" style:auto-text-indent="false">
        <style:tab-stops>
          <style:tab-stop style:position="1.9866in"/>
          <style:tab-stop style:position="2.0756in"/>
        </style:tab-stops>
      </style:paragraph-properties>
      <style:text-properties fo:font-size="16pt" officeooo:rsid="0020f941" officeooo:paragraph-rsid="0020f941" style:font-size-asian="16pt" style:font-size-complex="16pt"/>
    </style:style>
    <style:style style:name="P13" style:family="paragraph" style:parent-style-name="Standard">
      <style:paragraph-properties fo:margin-left="0in" fo:margin-right="-0.5583in" fo:text-indent="-0.4091in" style:auto-text-indent="false">
        <style:tab-stops>
          <style:tab-stop style:position="1.9866in"/>
          <style:tab-stop style:position="2.0756in"/>
        </style:tab-stops>
      </style:paragraph-properties>
      <style:text-properties officeooo:rsid="001f177e" officeooo:paragraph-rsid="0022d65e"/>
    </style:style>
    <style:style style:name="P14" style:family="paragraph" style:parent-style-name="Standard">
      <style:paragraph-properties fo:margin-left="0in" fo:margin-right="-0.5583in" fo:text-indent="-0.4091in" style:auto-text-indent="false">
        <style:tab-stops>
          <style:tab-stop style:position="1.9866in"/>
          <style:tab-stop style:position="2.0756in"/>
        </style:tab-stops>
      </style:paragraph-properties>
      <style:text-properties officeooo:rsid="0022d65e" officeooo:paragraph-rsid="0022d65e"/>
    </style:style>
    <style:style style:name="T1" style:family="text">
      <style:text-properties officeooo:rsid="0020f941"/>
    </style:style>
    <style:style style:name="T2" style:family="text">
      <style:text-properties fo:font-size="16pt" officeooo:rsid="0020f941" style:font-size-asian="16pt" style:font-size-complex="16pt"/>
    </style:style>
    <style:style style:name="T3" style:family="text">
      <style:text-properties officeooo:rsid="00212d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 text:c="18"/>CREATING TABLES AND ENTERING VALUES </text:p>
      <text:p text:style-name="P2"/>
      <text:p text:style-name="P5">[tecomp@localhost ~]$ mysql -h 192.168.5.125 -u te3250 -p </text:p>
      <text:p text:style-name="P5">Enter password: </text:p>
      <text:p text:style-name="P5">Welcome to the MariaDB monitor. <text:s/>Commands end with ; or \g. </text:p>
      <text:p text:style-name="P5">Your MariaDB connection id is 5 </text:p>
      <text:p text:style-name="P5">Server version: 5.5.43-MariaDB MariaDB Server </text:p>
      <text:p text:style-name="P5"/>
      <text:p text:style-name="P5">Copyright (c) 2000, 2015, Oracle, MariaDB Corporation Ab and others. </text:p>
      <text:p text:style-name="P5"/>
      <text:p text:style-name="P5">Type 'help;' or '\h' for help. Type '\c' to clear the current input statement. </text:p>
      <text:p text:style-name="P5"/>
      <text:p text:style-name="P5">MariaDB [(none)]&gt; use te3250db </text:p>
      <text:p text:style-name="P5">Reading table information for completion of table and column names </text:p>
      <text:p text:style-name="P5">You can turn off this feature to get a quicker startup with -A </text:p>
      <text:p text:style-name="P5"/>
      <text:p text:style-name="P5">Database changed </text:p>
      <text:p text:style-name="P5"/>
      <text:p text:style-name="P2">MariaDB [te3250db]&gt; create table departments(dept_id int, dept_name varchar(20), PRIMARY KEY (dept_id));</text:p>
      <text:p text:style-name="P4">Query OK, 0 rows affected (0.06 sec) </text:p>
      <text:p text:style-name="P2"/>
      <text:p text:style-name="P2">MariaDB [te3250db]&gt; create table professors(prof_id int, prof_fname varchar(20, prof_lname varchar(20), dept_id int, designation varchar(20), salary bigint(20), doj date, email varchar(20), phone bigint(20), city varchar(20), PRIMARY KEY (prof_id), FOREIGN KEY (dept_id) references departments(dept_id) on delete cascade);</text:p>
      <text:p text:style-name="P4">Query OK, 0 rows affected (0.06 sec) </text:p>
      <text:p text:style-name="P2"/>
      <text:p text:style-name="P2">MariaDB [te3250db]&gt; create table shift(prof_id int, shift varchar(20), working_hours varchar(20), FOREIGN KEY (prof_id) references professors(prof_id) on delete cascade);</text:p>
      <text:p text:style-name="P4">Query OK, 0 rows affected (0.06 sec) </text:p>
      <text:p text:style-name="P2"/>
      <text:p text:style-name="P2">MariaDB [te3250db]&gt; create table works (prof_id int, dept_id int, duration varchar(20), FOREIGN KEY (prof_id) references professors(prof_id) on delete cascade , FOREIGN KEY (dept_id) references departments(dept_id) on delete cascade);</text:p>
      <text:p text:style-name="P4">Query OK, 0 rows affected (0.06 sec) </text:p>
      <text:p text:style-name="P2"/>
      <text:p text:style-name="P2"/>
      <text:p text:style-name="P2">MariaDB [te3250db]&gt; show tables; </text:p>
      <text:p text:style-name="P2">+--------------------+ </text:p>
      <text:p text:style-name="P2">| Tables_in_te3250db | </text:p>
      <text:p text:style-name="P2">+--------------------+ </text:p>
      <text:p text:style-name="P2">| departments <text:s text:c="7"/>| </text:p>
      <text:p text:style-name="P2">| professors <text:s text:c="8"/>| </text:p>
      <text:p text:style-name="P2">| shift <text:s text:c="13"/>| </text:p>
      <text:p text:style-name="P2">| works <text:s text:c="13"/>| </text:p>
      <text:p text:style-name="P2">+--------------------+ </text:p>
      <text:p text:style-name="P2"><text:span text:style-name="T1">4 </text:span>rows in set (0.00 sec) </text:p>
      <text:p text:style-name="P1"/>
      <text:p text:style-name="P1">MariaDB [te3250db]&gt; insert into departments values ( 1, 'comp'); Query OK, 1 row affected (0.02 sec) </text:p>
      <text:p text:style-name="P9"><text:soft-page-break/></text:p>
      <text:p text:style-name="P1">MariaDB [te3250db]&gt; insert into departments values ( 2, 'it'); </text:p>
      <text:p text:style-name="P1">Query OK, 1 row affected (0.01 sec) </text:p>
      <text:p text:style-name="P1"/>
      <text:p text:style-name="P1">MariaDB [te3250db]&gt; insert into departments values ( 3, 'it'); </text:p>
      <text:p text:style-name="P1">Query OK, 1 row affected (0.01 sec) </text:p>
      <text:p text:style-name="P1"/>
      <text:p text:style-name="P1">MariaDB [te3250db]&gt; insert into departments values ( 4, 'fe'); </text:p>
      <text:p text:style-name="P7">Query OK, 1 row affected (0.02 sec) </text:p>
      <text:p text:style-name="P2"/>
      <text:p text:style-name="P6"/>
      <text:p text:style-name="P2">MariaDB [te3250db]&gt; insert into professors values ( 100, 'samridhi', 'maheshwari', 1, 'prof', 40000, '2016-08-09','sam@gmail.com', 9689728699, 'Pune'); </text:p>
      <text:p text:style-name="P2">Query OK, 1 row affected (0.01 sec) </text:p>
      <text:p text:style-name="P1"/>
      <text:p text:style-name="P4">MariaDB [te3250db]&gt; insert into professors values(200, 'sourav', 'kulkarni', 2, 'prof', 30000, '2014-02-01', 'sam@gmail.com', 9689728699, 'Mumbai');</text:p>
      <text:p text:style-name="P4">Query OK, 1 row affected (0.01 sec) </text:p>
      <text:p text:style-name="P4"/>
      <text:p text:style-name="P4"/>
      <text:p text:style-name="P4">MariaDB [te3250db]&gt; insert into professors values(300, 'anushree', 'abhyankar', 1, 'prof', 20000, '2017-03-01', 'sam@gmail.com', 9689728699, 'Nagpur'); </text:p>
      <text:p text:style-name="P4">Query OK, 1 row affected (0.01 sec) </text:p>
      <text:p text:style-name="P4"/>
      <text:p text:style-name="P3">MariaDB [te3250db]&gt; insert into professors values ( 400, 'nidhi', 'dhar', 4, 'prof', 25000, '2014-04-12','sam@gmail.com', 9689728699, 'Pune');</text:p>
      <text:p text:style-name="P3">Query OK, 1 row affected (26.06 sec) </text:p>
      <text:p text:style-name="P1"/>
      <text:p text:style-name="P1">MariaDB [te3250db]&gt; insert into professors values(500, 'amulya', 'chetlapalli', 4, 'prof', 30000, '2015-11-17', 'sam@gmail.com', 9689728699, 'Nashik'); </text:p>
      <text:p text:style-name="P4">Query OK, 1 row affected (0.01 sec) </text:p>
      <text:p text:style-name="P2"/>
      <text:p text:style-name="P2">MariaDB [te3250db]&gt; insert into professors values ( 600, 'srishti', 'saxena', 3, 'prof', 45000, '2001-03-12','sam@gmail.com', 9689728699, 'Pune'); </text:p>
      <text:p text:style-name="P2">Query OK, 1 row affected (13.29 sec) </text:p>
      <text:p text:style-name="P2"/>
      <text:p text:style-name="P1">MariaDB [te3250db]&gt; insert into professors values(600, 'aditya', 'ashtekar', 1, 'prof', 20000, '2015-01-17', 'sam@gmail.com', 9689728699, 'Pune'); </text:p>
      <text:p text:style-name="P1">Query OK, 1 row affected (0.05 sec) </text:p>
      <text:p text:style-name="P4"/>
      <text:p text:style-name="P1">MariaDB [te3250db]&gt; insert into professors values(700, 'dilip', 'joshi', 2, 'prof', 60000, '2001-02-17', 'sam@gmail.com', 9689728699, 'Mumbai'); </text:p>
      <text:p text:style-name="P1">Query OK, 1 row affected (0.01 sec) </text:p>
      <text:p text:style-name="P1"/>
      <text:p text:style-name="P1">MariaDB [te3250db]&gt; insert into professors values(800, 'naman', 'bhandari', 2, 'prof', 55000, '2002-04-04', 'sam@gmail.com', 9689728699, 'Lucknow'); </text:p>
      <text:p text:style-name="P1">Query OK, 1 row affected (0.02 sec) </text:p>
      <text:p text:style-name="P1"/>
      <text:p text:style-name="P1">MariaDB [te3250db]&gt; insert into professors values(900, 'rakesh', 'shah', 3, 'prof', 20000, '2016-04-04', <text:soft-page-break/>'sam@gmail.com', 9689728699, 'Jaipur'); </text:p>
      <text:p text:style-name="P1">Query OK, 1 row affected (0.02 sec) </text:p>
      <text:p text:style-name="P8"/>
      <text:p text:style-name="P6"/>
      <text:p text:style-name="P2">MariaDB [te3250db]&gt; insert into professors values ( 1000, 'anuj', 'arora', 2, 'prof', 35000, '2005-01-05','sam@gmail.com', 9689728699, 'Pune'); </text:p>
      <text:p text:style-name="P2">Query OK, 1 row affected (0.01 sec) </text:p>
      <text:p text:style-name="P2"/>
      <text:p text:style-name="P2">MariaDB [te3250db]&gt; select * from professors; </text:p>
      <text:p text:style-name="P2">+---------+------------+-------------+---------+-------------+--------+------------+---------------+------------+---------+ </text:p>
      <text:p text:style-name="P2">| prof_id | prof_fname | prof_lname <text:s/>| dept_id | designation | salary | doj <text:s text:c="7"/>| email <text:s text:c="8"/>| phone <text:s text:c="5"/>| city <text:s text:c="3"/>| </text:p>
      <text:p text:style-name="P2">+---------+------------+-------------+---------+-------------+--------+------------+---------------+------------+---------+ </text:p>
      <text:p text:style-name="P2">| <text:s text:c="4"/>100 | samridhi <text:s text:c="2"/>| maheshwari <text:s/>| <text:s text:c="6"/>1 | prof <text:s text:c="7"/>| <text:s/>40000 | 2016-08-09 | sam@gmail.com | 9689728699 | Pune <text:s text:c="3"/>| </text:p>
      <text:p text:style-name="P2">| <text:s text:c="4"/>200 | sourav <text:s text:c="4"/>| kulkarni <text:s text:c="3"/>| <text:s text:c="6"/>2 | prof <text:s text:c="7"/>| <text:s/>30000 | 2014-02-01 | sam@gmail.com | 9689728699 | Mumbai <text:s/>| </text:p>
      <text:p text:style-name="P2">| <text:s text:c="4"/>300 | anushree <text:s text:c="2"/>| abhyankar <text:s text:c="2"/>| <text:s text:c="6"/>1 | prof <text:s text:c="7"/>| <text:s/>20000 | 2017-03-01 | sam@gmail.com | 9689728699 | Nagpur <text:s/>| </text:p>
      <text:p text:style-name="P2">| <text:s text:c="4"/>400 | nidhi <text:s text:c="5"/>| dhar <text:s text:c="7"/>| <text:s text:c="6"/>4 | prof <text:s text:c="7"/>| <text:s/>25000 | 2014-04-12 | sam@gmail.com | 9689728699 | Pune <text:s text:c="3"/>| </text:p>
      <text:p text:style-name="P2">| <text:s text:c="4"/>500 | amulya <text:s text:c="4"/>| chetlapalli | <text:s text:c="6"/>4 | prof <text:s text:c="7"/>| <text:s/>30000 | 2015-11-17 | sam@gmail.com | 9689728699 | Nashik <text:s/>| </text:p>
      <text:p text:style-name="P2">| <text:s text:c="4"/>600 | srishti <text:s text:c="3"/>| saxena <text:s text:c="5"/>| <text:s text:c="6"/>3 | prof <text:s text:c="7"/>| <text:s/>45000 | 2001-03-12 | sam@gmail.com | 9689728699 | Pune <text:s text:c="3"/>| </text:p>
      <text:p text:style-name="P2">| <text:s text:c="4"/>700 | dilip <text:s text:c="5"/>| joshi <text:s text:c="6"/>| <text:s text:c="6"/>2 | prof <text:s text:c="7"/>| <text:s/>60000 | 2001-02-17 | sam@gmail.com | 9689728699 | Mumbai <text:s/>| </text:p>
      <text:p text:style-name="P2">| <text:s text:c="4"/>800 | naman <text:s text:c="5"/>| bhandari <text:s text:c="3"/>| <text:s text:c="6"/>2 | prof <text:s text:c="7"/>| <text:s/>55000 | 2002-04-04 | sam@gmail.com | 9689728699 | Lucknow | </text:p>
      <text:p text:style-name="P2">| <text:s text:c="4"/>900 | rakesh <text:s text:c="4"/>| shah <text:s text:c="7"/>| <text:s text:c="6"/>3 | prof <text:s text:c="7"/>| <text:s/>20000 | 2016-04-04 | sam@gmail.com | 9689728699 | Jaipur <text:s/>| </text:p>
      <text:p text:style-name="P2">| <text:s text:c="3"/>1000 | anuj <text:s text:c="6"/>| arora <text:s text:c="6"/>| <text:s text:c="6"/>2 | prof <text:s text:c="7"/>| <text:s/>35000 | 2005-01-05 | sam@gmail.com | 9689728699 | Pune <text:s text:c="3"/>| </text:p>
      <text:p text:style-name="P2">+---------+------------+-------------+---------+-------------+--------+------------+---------------+------------+---------+ </text:p>
      <text:p text:style-name="P2">10 rows in set (0.00 sec) </text:p>
      <text:p text:style-name="P4">MariaDB [te3250db]&gt; insert into shift values (100, 'morning', '0800-1500'); </text:p>
      <text:p text:style-name="P1">Query OK, 1 row affected (0.01 sec) </text:p>
      <text:p text:style-name="P1"/>
      <text:p text:style-name="P1">MariaDB [te3250db]&gt; insert into shift values (200, 'morning', '0800-1500'); </text:p>
      <text:p text:style-name="P1">Query OK, 1 row affected (0.02 sec) </text:p>
      <text:p text:style-name="P1"/>
      <text:p text:style-name="P1">MariaDB [te3250db]&gt; insert into shift values (300, 'morning', '0800-1500'); </text:p>
      <text:p text:style-name="P1">Query OK, 1 row affected (0.01 sec) </text:p>
      <text:p text:style-name="P1"/>
      <text:p text:style-name="P1">MariaDB [te3250db]&gt; insert into shift values (400, 'morning', '0800-1500'); </text:p>
      <text:p text:style-name="P1">Query OK, 1 row affected (0.01 sec) </text:p>
      <text:p text:style-name="P1"/>
      <text:p text:style-name="P1">MariaDB [te3250db]&gt; insert into shift values (500, 'morning', '0800-1500'); </text:p>
      <text:p text:style-name="P1">Query OK, 1 row affected (0.02 sec) </text:p>
      <text:p text:style-name="P1"/>
      <text:p text:style-name="P1">MariaDB [te3250db]&gt; insert into shift values (600, 'afternoon', '1200-2000'); </text:p>
      <text:p text:style-name="P1">Query OK, 1 row affected (0.02 sec) </text:p>
      <text:p text:style-name="P1"/>
      <text:p text:style-name="P1">MariaDB [te3250db]&gt; insert into shift values (700, 'afternoon', '1200-2000'); </text:p>
      <text:p text:style-name="P1">Query OK, 1 row affected (0.03 sec) </text:p>
      <text:p text:style-name="P1"/>
      <text:p text:style-name="P1">MariaDB [te3250db]&gt; insert into shift values (800, 'afternoon', '1200-2000'); </text:p>
      <text:p text:style-name="P1">Query OK, 1 row affected (0.05 sec) </text:p>
      <text:p text:style-name="P1"/>
      <text:p text:style-name="P1">MariaDB [te3250db]&gt; insert into shift values (900, 'afternoon', '1200-2000'); </text:p>
      <text:p text:style-name="P1"><text:soft-page-break/>Query OK, 1 row affected (0.03 sec) </text:p>
      <text:p text:style-name="P1"/>
      <text:p text:style-name="P1">MariaDB [te3250db]&gt; insert into shift values (1000, 'afternoon', '1200-2000'); </text:p>
      <text:p text:style-name="P4">Query OK, 1 row affected (0.01 sec) </text:p>
      <text:p text:style-name="P4"/>
      <text:p text:style-name="P1"/>
      <text:p text:style-name="P1">MariaDB [te3250db]&gt; select * from shift; </text:p>
      <text:p text:style-name="P1">+---------+-----------+---------------+ </text:p>
      <text:p text:style-name="P1">| prof_id | shift <text:s text:c="4"/>| working_hours | </text:p>
      <text:p text:style-name="P1">+---------+-----------+---------------+ </text:p>
      <text:p text:style-name="P1">| <text:s text:c="4"/>100 | morning <text:s text:c="2"/>| 0800-1500 <text:s text:c="4"/>| </text:p>
      <text:p text:style-name="P1">| <text:s text:c="4"/>200 | morning <text:s text:c="2"/>| 0800-1500 <text:s text:c="4"/>| </text:p>
      <text:p text:style-name="P1">| <text:s text:c="4"/>300 | morning <text:s text:c="2"/>| 0800-1500 <text:s text:c="4"/>| </text:p>
      <text:p text:style-name="P1">| <text:s text:c="4"/>400 | morning <text:s text:c="2"/>| 0800-1500 <text:s text:c="4"/>| </text:p>
      <text:p text:style-name="P1">| <text:s text:c="4"/>500 | morning <text:s text:c="2"/>| 0800-1500 <text:s text:c="4"/>| </text:p>
      <text:p text:style-name="P1">| <text:s text:c="4"/>600 | afternoon | 1200-2000 <text:s text:c="4"/>| </text:p>
      <text:p text:style-name="P1">| <text:s text:c="4"/>700 | afternoon | 1200-2000 <text:s text:c="4"/>| </text:p>
      <text:p text:style-name="P1">| <text:s text:c="4"/>800 | afternoon | 1200-2000 <text:s text:c="4"/>| </text:p>
      <text:p text:style-name="P1">| <text:s text:c="4"/>900 | afternoon | 1200-2000 <text:s text:c="4"/>| </text:p>
      <text:p text:style-name="P1">| <text:s text:c="3"/>1000 | afternoon | 1200-2000 <text:s text:c="4"/>| </text:p>
      <text:p text:style-name="P1">+---------+-----------+---------------+ </text:p>
      <text:p text:style-name="P4">10 rows in set (0.00 sec) </text:p>
      <text:p text:style-name="P6"/>
      <text:p text:style-name="P2"/>
      <text:p text:style-name="P1">MariaDB [te3250db]&gt; insert into works values (100, 1, '0800-1500'); </text:p>
      <text:p text:style-name="P1">Query OK, 1 row affected (0.00 sec) </text:p>
      <text:p text:style-name="P1"/>
      <text:p text:style-name="P1">MariaDB [te3250db]&gt; insert into works values (200, 2, '0800-1500'); </text:p>
      <text:p text:style-name="P1">Query OK, 1 row affected (0.02 sec) </text:p>
      <text:p text:style-name="P1"/>
      <text:p text:style-name="P1">MariaDB [te3250db]&gt; insert into works values (300, 1, '0800-1500'); </text:p>
      <text:p text:style-name="P1">Query OK, 1 row affected (0.01 sec) </text:p>
      <text:p text:style-name="P1"/>
      <text:p text:style-name="P1">MariaDB [te3250db]&gt; insert into works values (400, 3, '0800-1500'); </text:p>
      <text:p text:style-name="P1">Query OK, 1 row affected (0.01 sec) </text:p>
      <text:p text:style-name="P1"/>
      <text:p text:style-name="P1">MariaDB [te3250db]&gt; insert into works values (500, 4, '0800-1500'); </text:p>
      <text:p text:style-name="P1">Query OK, 1 row affected (0.01 sec) </text:p>
      <text:p text:style-name="P1"/>
      <text:p text:style-name="P1">MariaDB [te3250db]&gt; insert into works values (600, 1, '1200-2000'); </text:p>
      <text:p text:style-name="P1">Query OK, 1 row affected (0.03 sec) </text:p>
      <text:p text:style-name="P1"/>
      <text:p text:style-name="P1">MariaDB [te3250db]&gt; insert into works values (700, 2, '1200-2000'); </text:p>
      <text:p text:style-name="P1">Query OK, 1 row affected (0.00 sec) </text:p>
      <text:p text:style-name="P1"/>
      <text:p text:style-name="P1">MariaDB [te3250db]&gt; insert into works values (800, 2, '1200-2000'); </text:p>
      <text:p text:style-name="P1">Query OK, 1 row affected (0.05 sec) </text:p>
      <text:p text:style-name="P1"/>
      <text:p text:style-name="P1">MariaDB [te3250db]&gt; insert into works values (900, 2, '1200-2000'); </text:p>
      <text:p text:style-name="P1"><text:soft-page-break/>Query OK, 1 row affected (0.01 sec) </text:p>
      <text:p text:style-name="P1"/>
      <text:p text:style-name="P1">MariaDB [te3250db]&gt; insert into works values (1000, 1, '1200-2000'); </text:p>
      <text:p text:style-name="P1">Query OK, 1 row affected (0.01 sec) </text:p>
      <text:p text:style-name="P1"><text:s/></text:p>
      <text:p text:style-name="P1">MariaDB [te3250db]&gt; select * from works; </text:p>
      <text:p text:style-name="P1">+---------+---------+-----------+ </text:p>
      <text:p text:style-name="P1">| prof_id | dept_id | duration <text:s/>| </text:p>
      <text:p text:style-name="P1">+---------+---------+-----------+ </text:p>
      <text:p text:style-name="P1">| <text:s text:c="4"/>100 | <text:s text:c="6"/>1 | 0800-1500 | </text:p>
      <text:p text:style-name="P1">| <text:s text:c="4"/>200 | <text:s text:c="6"/>2 | 0800-1500 | </text:p>
      <text:p text:style-name="P1">| <text:s text:c="4"/>300 | <text:s text:c="6"/>1 | 0800-1500 | </text:p>
      <text:p text:style-name="P1">| <text:s text:c="4"/>400 | <text:s text:c="6"/>3 | 0800-1500 | </text:p>
      <text:p text:style-name="P1">| <text:s text:c="4"/>500 | <text:s text:c="6"/>4 | 0800-1500 | </text:p>
      <text:p text:style-name="P1">| <text:s text:c="4"/>600 | <text:s text:c="6"/>1 | 1200-2000 | </text:p>
      <text:p text:style-name="P1">| <text:s text:c="4"/>700 | <text:s text:c="6"/>2 | 1200-2000 | </text:p>
      <text:p text:style-name="P1">| <text:s text:c="4"/>800 | <text:s text:c="6"/>2 | 1200-2000 | </text:p>
      <text:p text:style-name="P1">| <text:s text:c="4"/>900 | <text:s text:c="6"/>3 | 1200-2000 | </text:p>
      <text:p text:style-name="P1">| <text:s text:c="3"/>1000 | <text:s text:c="6"/>1 | 1200-2000 | </text:p>
      <text:p text:style-name="P1">+---------+---------+-----------+ </text:p>
      <text:p text:style-name="P4">10 rows in set (0.00 sec) </text:p>
      <text:p text:style-name="P2"/>
      <text:p text:style-name="P2"/>
      <text:p text:style-name="P3"/>
      <text:p text:style-name="P3"><text:span text:style-name="T1"><text:s text:c="56"/></text:span><text:span text:style-name="T2"><text:s text:c="2"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text:tab/><text:tab/><text:tab/>EXECUTION OF QUERIES </text:p>
      <text:p text:style-name="P12"/>
      <text:p text:style-name="P12"/>
      <text:p text:style-name="P12"/>
      <text:p text:style-name="P2"/>
      <text:p text:style-name="P2"><text:span text:style-name="T3">2) </text:span>MariaDB [te3250db]&gt; select * from professors where (city = 'Pune' or city = 'Mumbai') and (prof_fname like 'a%' or prof_fname like 'd%'); </text:p>
      <text:p text:style-name="P2">+---------+------------+------------+---------+-------------+--------+------------+---------------+------------+--------+ </text:p>
      <text:p text:style-name="P2">| prof_id | prof_fname | prof_lname | dept_id | designation | salary | doj <text:s text:c="7"/>| email <text:s text:c="8"/>| phone <text:s text:c="5"/>| city <text:s text:c="2"/>| </text:p>
      <text:p text:style-name="P2">+---------+------------+------------+---------+-------------+--------+------------+---------------+------------+--------+ </text:p>
      <text:p text:style-name="P2">| <text:s text:c="4"/>700 | dilip <text:s text:c="5"/>| joshi <text:s text:c="5"/>| <text:s text:c="6"/>2 | prof <text:s text:c="7"/>| <text:s/>60000 | 2001-02-17 | sam@gmail.com | 9689728699 | Mumbai | </text:p>
      <text:p text:style-name="P2">| <text:s text:c="3"/>1000 | anuj <text:s text:c="6"/>| arora <text:s text:c="5"/>| <text:s text:c="6"/>2 | prof <text:s text:c="7"/>| <text:s/>35000 | 2005-01-05 | sam@gmail.com | 9689728699 | Pune <text:s text:c="2"/>| </text:p>
      <text:p text:style-name="P2">+---------+------------+------------+---------+-------------+--------+------------+---------------+------------+--------+ </text:p>
      <text:p text:style-name="P2">2 rows in set (0.02 sec) </text:p>
      <text:p text:style-name="P2"/>
      <text:p text:style-name="P13"><text:span text:style-name="T3">3)MariaDB [te3250db]&gt; select count(distinct city) from professors;</text:span></text:p>
      <text:p text:style-name="P14">+----------------------+</text:p>
      <text:p text:style-name="P14">| count(distinct city) |</text:p>
      <text:p text:style-name="P14">+----------------------+</text:p>
      <text:p text:style-name="P14">| <text:s text:c="19"/>6 |</text:p>
      <text:p text:style-name="P14">+----------------------+</text:p>
      <text:p text:style-name="P14">1 row in set (0.00 sec)</text:p>
      <text:p text:style-name="P14"/>
      <text:p text:style-name="P2"><text:span text:style-name="T3">4) </text:span>MariaDB [te3250db]&gt; update professors </text:p>
      <text:p text:style-name="P2"><text:s text:c="4"/>-&gt; set salary = salary + salary*0.05 </text:p>
      <text:p text:style-name="P2"><text:s text:c="4"/>-&gt; where doj = '2016-04-04'; </text:p>
      <text:p text:style-name="P2">Query OK, 1 row affected (13.43 sec) </text:p>
      <text:p text:style-name="P2">Rows matched: 1 <text:s/>Changed: 1 <text:s/>Warnings: 0 </text:p>
      <text:p text:style-name="P2"/>
      <text:p text:style-name="P6"/>
      <text:p text:style-name="P2"><text:span text:style-name="T3">5) </text:span>MariaDB [te3250db]&gt; delete from professors where city = 'Pune'; </text:p>
      <text:p text:style-name="P2">Query OK, 4 rows affected (0.01 sec) </text:p>
      <text:p text:style-name="P2"/>
      <text:p text:style-name="P2">MariaDB [te3250db]&gt; insert into professors values ( 100, 'samridhi', 'maheshwari', 1, 'prof', 40000, '2016-08-09','sam@gmail.com', 9689728699, 'Pune'); </text:p>
      <text:p text:style-name="P2">Query OK, 1 row affected (0.01 sec) </text:p>
      <text:p text:style-name="P2"/>
      <text:p text:style-name="P2">MariaDB [te3250db]&gt; insert into professors values ( 400, 'nidhi', 'dhar', 4, 'prof', 25000, '2014-04-12','sam@gmail.com', 9689728699, 'Pune'); </text:p>
      <text:p text:style-name="P2">Query OK, 1 row affected (0.01 sec) </text:p>
      <text:p text:style-name="P2"/>
      <text:p text:style-name="P2">MariaDB [te3250db]&gt; insert into professors values ( 600, 'srishti', 'saxena', 3, 'prof', 45000, '2001-03-12','sam@gmail.com', 9689728699, 'Pune'); </text:p>
      <text:p text:style-name="P2">Query OK, 1 row affected (0.02 sec) </text:p>
      <text:p text:style-name="P2"/>
      <text:p text:style-name="P2">MariaDB [te3250db]&gt; insert into professors values ( 1000, 'anuj', 'arora', 2, 'prof', 35000, '2005-01-<text:soft-page-break/>05','sam@gmail.com', 9689728699, 'Pune'); </text:p>
      <text:p text:style-name="P2">Query OK, 1 row affected (0.01 sec) </text:p>
      <text:p text:style-name="P2"/>
      <text:p text:style-name="P2"><text:span text:style-name="T1"><text:s/>6) </text:span>MariaDB [te3250db]&gt; select * from professors where city = 'Pune' union </text:p>
      <text:p text:style-name="P2"><text:s text:c="4"/>-&gt; select * from professors where city = 'Mumbai'; </text:p>
      <text:p text:style-name="P2">+---------+------------+------------+---------+-------------+--------+------------+---------------+------------+--------+ </text:p>
      <text:p text:style-name="P2">| prof_id | prof_fname | prof_lname | dept_id | designation | salary | doj <text:s text:c="7"/>| email <text:s text:c="8"/>| phone <text:s text:c="5"/>| city <text:s text:c="2"/>| </text:p>
      <text:p text:style-name="P2">+---------+------------+------------+---------+-------------+--------+------------+---------------+------------+--------+ </text:p>
      <text:p text:style-name="P2">| <text:s text:c="4"/>100 | samridhi <text:s text:c="2"/>| maheshwari | <text:s text:c="6"/>1 | prof <text:s text:c="7"/>| <text:s/>40000 | 2016-08-09 | sam@gmail.com | 9689728699 | Pune <text:s text:c="2"/>| </text:p>
      <text:p text:style-name="P2">| <text:s text:c="4"/>400 | nidhi <text:s text:c="5"/>| dhar <text:s text:c="6"/>| <text:s text:c="6"/>4 | prof <text:s text:c="7"/>| <text:s/>25000 | 2014-04-12 | sam@gmail.com | 9689728699 | Pune <text:s text:c="2"/>| </text:p>
      <text:p text:style-name="P2">| <text:s text:c="4"/>600 | srishti <text:s text:c="3"/>| saxena <text:s text:c="4"/>| <text:s text:c="6"/>3 | prof <text:s text:c="7"/>| <text:s/>45000 | 2001-03-12 | sam@gmail.com | 9689728699 | Pune <text:s text:c="2"/>| </text:p>
      <text:p text:style-name="P2">| <text:s text:c="3"/>1000 | anuj <text:s text:c="6"/>| arora <text:s text:c="5"/>| <text:s text:c="6"/>2 | prof <text:s text:c="7"/>| <text:s/>35000 | 2005-01-05 | sam@gmail.com | 9689728699 | Pune <text:s text:c="2"/>| </text:p>
      <text:p text:style-name="P2">| <text:s text:c="4"/>200 | sourav <text:s text:c="4"/>| kulkarni <text:s text:c="2"/>| <text:s text:c="6"/>2 | prof <text:s text:c="7"/>| <text:s/>30000 | 2014-02-01 | sam@gmail.com | 9689728699 | Mumbai | </text:p>
      <text:p text:style-name="P2">| <text:s text:c="4"/>700 | dilip <text:s text:c="5"/>| joshi <text:s text:c="5"/>| <text:s text:c="6"/>2 | prof <text:s text:c="7"/>| <text:s/>60000 | 2001-02-17 | sam@gmail.com | 9689728699 | Mumbai | </text:p>
      <text:p text:style-name="P2">+---------+------------+------------+---------+-------------+--------+------------+---------------+------------+--------+ </text:p>
      <text:p text:style-name="P2">6 rows in set (0.01 sec) </text:p>
      <text:p text:style-name="P2"/>
      <text:p text:style-name="P2"><text:span text:style-name="T3">7) </text:span>MariaDB [te3250db]&gt; select * from professors where doj = '2014-02-01' union <text:s/>select * from professors where doj = '2001-02-17'; </text:p>
      <text:p text:style-name="P2">+---------+------------+------------+---------+-------------+--------+------------+---------------+------------+--------+ </text:p>
      <text:p text:style-name="P2">| prof_id | prof_fname | prof_lname | dept_id | designation | salary | doj <text:s text:c="7"/>| email <text:s text:c="8"/>| phone <text:s text:c="5"/>| city <text:s text:c="2"/>| </text:p>
      <text:p text:style-name="P2">+---------+------------+------------+---------+-------------+--------+------------+---------------+------------+--------+ </text:p>
      <text:p text:style-name="P2">| <text:s text:c="4"/>200 | sourav <text:s text:c="4"/>| kulkarni <text:s text:c="2"/>| <text:s text:c="6"/>2 | prof <text:s text:c="7"/>| <text:s/>30000 | 2014-02-01 | sam@gmail.com | 9689728699 | Mumbai | </text:p>
      <text:p text:style-name="P2">| <text:s text:c="4"/>700 | dilip <text:s text:c="5"/>| joshi <text:s text:c="5"/>| <text:s text:c="6"/>2 | prof <text:s text:c="7"/>| <text:s/>60000 | 2001-02-17 | sam@gmail.com | 9689728699 | Mumbai | </text:p>
      <text:p text:style-name="P2">+---------+------------+------------+---------+-------------+--------+------------+---------------+------------+--------+ </text:p>
      <text:p text:style-name="P2">2 rows in set (0.00 sec) </text:p>
      <text:p text:style-name="P2"/>
      <text:p text:style-name="P2"><text:span text:style-name="T1"><text:s/>8A)</text:span>MariaDB [te3250db]&gt; select max(salary) from professors as max_salary; </text:p>
      <text:p text:style-name="P2">+-------------+ </text:p>
      <text:p text:style-name="P2">| max(salary) | </text:p>
      <text:p text:style-name="P2">+-------------+ </text:p>
      <text:p text:style-name="P2">| <text:s text:c="6"/>60000 | </text:p>
      <text:p text:style-name="P2">+-------------+ </text:p>
      <text:p text:style-name="P2">1 row in set (13.48 sec) </text:p>
      <text:p text:style-name="P2"/>
      <text:p text:style-name="P2"><text:span text:style-name="T3">8B) </text:span>MariaDB [te3250db]&gt; select * from professors where salary between 10000 and 30000; </text:p>
      <text:p text:style-name="P2">+---------+------------+-------------+---------+-------------+--------+------------+---------------+------------+--------+ </text:p>
      <text:p text:style-name="P2">| prof_id | prof_fname | prof_lname <text:s/>| dept_id | designation | salary | doj <text:s text:c="7"/>| email <text:s text:c="8"/>| phone <text:s text:c="5"/>| city <text:s text:c="2"/>| </text:p>
      <text:p text:style-name="P2">+---------+------------+-------------+---------+-------------+--------+------------+---------------+------------+--------+ </text:p>
      <text:p text:style-name="P2">| <text:s text:c="4"/>200 | sourav <text:s text:c="4"/>| kulkarni <text:s text:c="3"/>| <text:s text:c="6"/>2 | prof <text:s text:c="7"/>| <text:s/>30000 | 2014-02-01 | sam@gmail.com | 9689728699 | Mumbai | </text:p>
      <text:p text:style-name="P2">| <text:s text:c="4"/>300 | anushree <text:s text:c="2"/>| abhyankar <text:s text:c="2"/>| <text:s text:c="6"/>1 | prof <text:s text:c="7"/>| <text:s/>20000 | 2017-03-01 | sam@gmail.com | 9689728699 | Nagpur | </text:p>
      <text:p text:style-name="P2">| <text:s text:c="4"/>400 | nidhi <text:s text:c="5"/>| dhar <text:s text:c="7"/>| <text:s text:c="6"/>4 | prof <text:s text:c="7"/>| <text:s/>25000 | 2014-04-12 | sam@gmail.com | 9689728699 | Pune <text:s text:c="2"/>| </text:p>
      <text:p text:style-name="P2">| <text:s text:c="4"/>500 | amulya <text:s text:c="4"/>| chetlapalli | <text:s text:c="6"/>4 | prof <text:s text:c="7"/>| <text:s/>30000 | 2015-11-17 | sam@gmail.com | 9689728699 | Nashik | </text:p>
      <text:p text:style-name="P2">| <text:s text:c="4"/>900 | rakesh <text:s text:c="4"/>| shah <text:s text:c="7"/>| <text:s text:c="6"/>3 | prof <text:s text:c="7"/>| <text:s/>21000 | 2016-04-04 | sam@gmail.com | 9689728699 | Jaipur | </text:p>
      <text:p text:style-name="P2">+---------+------------+-------------+---------+-------------+--------+------------+---------------+------------+--------+ </text:p>
      <text:p text:style-name="P2">5 rows in set (13.55 sec) </text:p>
      <text:p text:style-name="P2"/>
      <text:p text:style-name="P6"/>
      <text:p text:style-name="P2"><text:span text:style-name="T3">9 ) </text:span>MariaDB [te3250db]&gt; select salary, doj from professors order by doj desc; </text:p>
      <text:p text:style-name="P2"><text:soft-page-break/>+--------+------------+ </text:p>
      <text:p text:style-name="P2">| salary | doj <text:s text:c="7"/>| </text:p>
      <text:p text:style-name="P2">+--------+------------+ </text:p>
      <text:p text:style-name="P2">| <text:s/>20000 | 2017-03-01 | </text:p>
      <text:p text:style-name="P2">| <text:s/>40000 | 2016-08-09 | </text:p>
      <text:p text:style-name="P2">| <text:s/>21000 | 2016-04-04 | </text:p>
      <text:p text:style-name="P2">| <text:s/>30000 | 2015-11-17 | </text:p>
      <text:p text:style-name="P2">| <text:s/>25000 | 2014-04-12 | </text:p>
      <text:p text:style-name="P2">| <text:s/>30000 | 2014-02-01 | </text:p>
      <text:p text:style-name="P2">| <text:s/>35000 | 2005-01-05 | </text:p>
      <text:p text:style-name="P2">| <text:s/>55000 | 2002-04-04 | </text:p>
      <text:p text:style-name="P2">| <text:s/>45000 | 2001-03-12 | </text:p>
      <text:p text:style-name="P2">| <text:s/>60000 | 2001-02-17 | </text:p>
      <text:p text:style-name="P2">+--------+------------+ </text:p>
      <text:p text:style-name="P2">10 rows in set (0.00 sec) </text:p>
      <text:p text:style-name="P2"/>
      <text:p text:style-name="P2"><text:span text:style-name="T3">10 ) </text:span>MariaDB [te3250db]&gt; select prof_fname, prof_lname,doj, dept_id, salary <text:s/>from professors where salary = 30000 or salary = 40000 or salary = 50000; </text:p>
      <text:p text:style-name="P2">+------------+-------------+------------+---------+--------+ </text:p>
      <text:p text:style-name="P2">| prof_fname | prof_lname <text:s/>| doj <text:s text:c="7"/>| dept_id | salary | </text:p>
      <text:p text:style-name="P2">+------------+-------------+------------+---------+--------+ </text:p>
      <text:p text:style-name="P2">| samridhi <text:s text:c="2"/>| maheshwari <text:s/>| 2016-08-09 | <text:s text:c="6"/>1 | <text:s/>40000 | </text:p>
      <text:p text:style-name="P2">| sourav <text:s text:c="4"/>| kulkarni <text:s text:c="3"/>| 2014-02-01 | <text:s text:c="6"/>2 | <text:s/>30000 | </text:p>
      <text:p text:style-name="P2">| amulya <text:s text:c="4"/>| chetlapalli | 2015-11-17 | <text:s text:c="6"/>4 | <text:s/>30000 | </text:p>
      <text:p text:style-name="P2">+------------+-------------+------------+---------+--------+ </text:p>
      <text:p text:style-name="P2">3 rows in set (0.00 sec) </text:p>
      <text:p text:style-name="P2"/>
      <text:p text:style-name="P2">MariaDB [te3250db]&gt; select prof_fname, prof_lname,doj, dept_id, salary <text:s/>from professors where salary in (30000-50000); </text:p>
      <text:p text:style-name="P2">Empty set (0.01 sec) </text:p>
      <text:p text:style-name="P2"/>
      <text:p text:style-name="P2">MariaDB [te3250db]&gt; select prof_fname, prof_lname,doj, dept_id, salary <text:s/>from professors where salary in (10000-50000); </text:p>
      <text:p text:style-name="P2">Empty set (0.00 sec) </text:p>
      <text:p text:style-name="P2"/>
      <text:p text:style-name="P2">MariaDB [te3250db]&gt; select prof_fname, prof_lname,doj, dept_id, salary <text:s/>from professors where salary in (30000,40000,50000); </text:p>
      <text:p text:style-name="P2">+------------+-------------+------------+---------+--------+ </text:p>
      <text:p text:style-name="P2">| prof_fname | prof_lname <text:s/>| doj <text:s text:c="7"/>| dept_id | salary | </text:p>
      <text:p text:style-name="P2">+------------+-------------+------------+---------+--------+ </text:p>
      <text:p text:style-name="P2">| samridhi <text:s text:c="2"/>| maheshwari <text:s/>| 2016-08-09 | <text:s text:c="6"/>1 | <text:s/>40000 | </text:p>
      <text:p text:style-name="P2">| sourav <text:s text:c="4"/>| kulkarni <text:s text:c="3"/>| 2014-02-01 | <text:s text:c="6"/>2 | <text:s/>30000 | </text:p>
      <text:p text:style-name="P2">| amulya <text:s text:c="4"/>| chetlapalli | 2015-11-17 | <text:s text:c="6"/>4 | <text:s/>30000 | </text:p>
      <text:p text:style-name="P2">+------------+-------------+------------+---------+--------+ </text:p>
      <text:p text:style-name="P2">3 rows in set (0.00 sec) </text:p>
      <text:p text:style-name="P2"/>
      <text:p text:style-name="P2">MariaDB [te3250db]&gt;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08:58:55.164174162</meta:creation-date>
    <dc:date>2017-07-17T10:08:17.401472083</dc:date>
    <meta:editing-duration>PT16M9S</meta:editing-duration>
    <meta:editing-cycles>3</meta:editing-cycles>
    <meta:generator>LibreOffice/4.1.3.2$Linux_X86_64 LibreOffice_project/410$Build-2</meta:generator>
    <meta:document-statistic meta:table-count="0" meta:image-count="0" meta:object-count="0" meta:page-count="8" meta:paragraph-count="258" meta:word-count="2467" meta:character-count="17187" meta:non-whitespace-character-count="13684"/>
  </office:meta>
</office:document-meta>
</file>